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6aece" officeooo:paragraph-rsid="0016aece"/>
    </style:style>
    <style:style style:name="P2" style:family="paragraph" style:parent-style-name="Standard">
      <style:text-properties officeooo:rsid="0018d3c2" officeooo:paragraph-rsid="0018d3c2"/>
    </style:style>
    <style:style style:name="P3" style:family="paragraph" style:parent-style-name="Standard">
      <style:text-properties officeooo:rsid="0018d3c2" officeooo:paragraph-rsid="00416fdd"/>
    </style:style>
    <style:style style:name="P4" style:family="paragraph" style:parent-style-name="Standard">
      <style:paragraph-properties fo:text-align="center" style:justify-single-word="false"/>
      <style:text-properties fo:font-size="16pt" officeooo:rsid="00230d81" officeooo:paragraph-rsid="00230d81" style:font-size-asian="16pt" style:font-size-complex="16pt"/>
    </style:style>
    <style:style style:name="P5" style:family="paragraph" style:parent-style-name="Standard">
      <style:paragraph-properties fo:text-align="end" style:justify-single-word="false"/>
      <style:text-properties fo:font-size="16pt" officeooo:rsid="0016aece" officeooo:paragraph-rsid="0016aece" style:font-size-asian="16pt" style:font-size-complex="16pt"/>
    </style:style>
    <style:style style:name="P6" style:family="paragraph" style:parent-style-name="Standard">
      <style:paragraph-properties fo:text-align="center" style:justify-single-word="false"/>
      <style:text-properties fo:font-size="18pt" officeooo:rsid="0016aece" officeooo:paragraph-rsid="0016aece" style:font-size-asian="18pt" style:font-size-complex="18pt"/>
    </style:style>
    <style:style style:name="P7" style:family="paragraph" style:parent-style-name="Standard">
      <style:paragraph-properties fo:text-align="center" style:justify-single-word="false"/>
      <style:text-properties fo:font-size="20pt" officeooo:rsid="0016aece" officeooo:paragraph-rsid="00230d81" style:font-size-asian="20pt" style:font-size-complex="20pt"/>
    </style:style>
    <style:style style:name="P8" style:family="paragraph" style:parent-style-name="Standard">
      <style:paragraph-properties fo:text-align="center" style:justify-single-word="false"/>
      <style:text-properties fo:font-size="20pt" officeooo:rsid="0016aece" officeooo:paragraph-rsid="0016aece" style:font-size-asian="20pt" style:font-size-complex="20pt"/>
    </style:style>
    <style:style style:name="P9" style:family="paragraph" style:parent-style-name="Standard">
      <style:paragraph-properties fo:text-align="center" style:justify-single-word="false"/>
      <style:text-properties fo:font-weight="bold" officeooo:rsid="0016aece" officeooo:paragraph-rsid="0016aece" style:font-weight-asian="bold" style:font-weight-complex="bold"/>
    </style:style>
    <style:style style:name="P10" style:family="paragraph" style:parent-style-name="Standard">
      <style:paragraph-properties fo:text-align="center" style:justify-single-word="false"/>
      <style:text-properties fo:font-size="22pt" officeooo:rsid="004028e8" officeooo:paragraph-rsid="004028e8" style:font-size-asian="22pt" style:font-size-complex="22pt"/>
    </style:style>
    <style:style style:name="P11" style:family="paragraph" style:parent-style-name="Text_20_body">
      <style:text-properties officeooo:rsid="0018d3c2" officeooo:paragraph-rsid="0018d3c2"/>
    </style:style>
    <style:style style:name="P12" style:family="paragraph" style:parent-style-name="Text_20_body">
      <style:text-properties officeooo:rsid="00199263" officeooo:paragraph-rsid="00199263"/>
    </style:style>
    <style:style style:name="P13" style:family="paragraph" style:parent-style-name="Text_20_body">
      <style:text-properties officeooo:rsid="001b948a" officeooo:paragraph-rsid="001b948a"/>
    </style:style>
    <style:style style:name="P14" style:family="paragraph" style:parent-style-name="Text_20_body">
      <style:text-properties officeooo:rsid="001d798f" officeooo:paragraph-rsid="001d798f"/>
    </style:style>
    <style:style style:name="P15" style:family="paragraph" style:parent-style-name="Text_20_body">
      <style:text-properties officeooo:rsid="001f2bab" officeooo:paragraph-rsid="001f2bab"/>
    </style:style>
    <style:style style:name="P16" style:family="paragraph" style:parent-style-name="Text_20_body">
      <style:text-properties officeooo:rsid="001fbc70" officeooo:paragraph-rsid="001fbc70"/>
    </style:style>
    <style:style style:name="P17" style:family="paragraph" style:parent-style-name="Text_20_body">
      <style:text-properties officeooo:rsid="002d7bf6" officeooo:paragraph-rsid="002d7bf6"/>
    </style:style>
    <style:style style:name="P18" style:family="paragraph" style:parent-style-name="Text_20_body">
      <style:text-properties officeooo:rsid="002e1a51" officeooo:paragraph-rsid="002e1a51"/>
    </style:style>
    <style:style style:name="P19" style:family="paragraph" style:parent-style-name="Text_20_body">
      <style:text-properties officeooo:rsid="003024d4" officeooo:paragraph-rsid="003024d4"/>
    </style:style>
    <style:style style:name="P20" style:family="paragraph" style:parent-style-name="Text_20_body">
      <style:paragraph-properties fo:text-align="start" style:justify-single-word="false"/>
      <style:text-properties officeooo:rsid="003582ca" officeooo:paragraph-rsid="003582ca"/>
    </style:style>
    <style:style style:name="P21" style:family="paragraph" style:parent-style-name="Text_20_body">
      <style:paragraph-properties fo:text-align="justify" style:justify-single-word="false"/>
      <style:text-properties officeooo:rsid="003582ca" officeooo:paragraph-rsid="003582ca"/>
    </style:style>
    <style:style style:name="P22" style:family="paragraph" style:parent-style-name="Text_20_body">
      <style:paragraph-properties fo:text-align="start" style:justify-single-word="false"/>
      <style:text-properties officeooo:paragraph-rsid="003582ca"/>
    </style:style>
    <style:style style:name="P23" style:family="paragraph" style:parent-style-name="Text_20_body">
      <style:text-properties officeooo:rsid="0036f32d" officeooo:paragraph-rsid="0036f32d"/>
    </style:style>
    <style:style style:name="P24" style:family="paragraph" style:parent-style-name="Text_20_body">
      <style:text-properties officeooo:rsid="0038f002" officeooo:paragraph-rsid="0038f002"/>
    </style:style>
    <style:style style:name="P25" style:family="paragraph" style:parent-style-name="Text_20_body">
      <style:text-properties officeooo:rsid="00416fdd" officeooo:paragraph-rsid="00416fdd"/>
    </style:style>
    <style:style style:name="P26" style:family="paragraph" style:parent-style-name="Text_20_body">
      <style:text-properties officeooo:rsid="00420b94" officeooo:paragraph-rsid="00420b94"/>
    </style:style>
    <style:style style:name="P27" style:family="paragraph" style:parent-style-name="Text_20_body">
      <style:text-properties officeooo:rsid="00490182" officeooo:paragraph-rsid="00490182"/>
    </style:style>
    <style:style style:name="P28" style:family="paragraph" style:parent-style-name="Text_20_body">
      <style:text-properties officeooo:rsid="0049db86" officeooo:paragraph-rsid="0049db86"/>
    </style:style>
    <style:style style:name="P29" style:family="paragraph" style:parent-style-name="Text_20_body">
      <style:text-properties officeooo:rsid="00439fc9" officeooo:paragraph-rsid="004b61b1"/>
    </style:style>
    <style:style style:name="P30" style:family="paragraph" style:parent-style-name="Text_20_body">
      <style:paragraph-properties fo:text-align="end" style:justify-single-word="false" fo:break-before="page"/>
      <style:text-properties officeooo:rsid="0039f9c0" officeooo:paragraph-rsid="003582ca"/>
    </style:style>
    <style:style style:name="P31" style:family="paragraph" style:parent-style-name="Contents_20_3">
      <style:paragraph-properties>
        <style:tab-stops>
          <style:tab-stop style:position="5.6272in" style:type="right" style:leader-style="dotted" style:leader-text="."/>
        </style:tab-stops>
      </style:paragraph-properties>
    </style:style>
    <style:style style:name="P32" style:family="paragraph" style:parent-style-name="Frame_20_contents">
      <style:text-properties officeooo:rsid="001f2bab" officeooo:paragraph-rsid="001f2bab"/>
    </style:style>
    <style:style style:name="P33" style:family="paragraph" style:parent-style-name="Frame_20_contents">
      <style:text-properties officeooo:rsid="003b8bf2" officeooo:paragraph-rsid="003b8bf2"/>
    </style:style>
    <style:style style:name="P34" style:family="paragraph" style:parent-style-name="Contents_20_2">
      <style:paragraph-properties>
        <style:tab-stops>
          <style:tab-stop style:position="5.8236in" style:type="right" style:leader-style="dotted" style:leader-text="."/>
        </style:tab-stops>
      </style:paragraph-properties>
    </style:style>
    <style:style style:name="P35" style:family="paragraph" style:parent-style-name="Contents_20_1">
      <style:paragraph-properties>
        <style:tab-stops>
          <style:tab-stop style:position="6.0201in" style:type="right" style:leader-style="dotted" style:leader-text="."/>
        </style:tab-stops>
      </style:paragraph-properties>
    </style:style>
    <style:style style:name="P36" style:family="paragraph" style:parent-style-name="Lisa">
      <style:paragraph-properties fo:text-align="end" style:justify-single-word="false"/>
    </style:style>
    <style:style style:name="P37" style:family="paragraph" style:parent-style-name="Contents_20_Heading">
      <style:text-properties officeooo:rsid="0018d3c2" officeooo:paragraph-rsid="00416fdd"/>
    </style:style>
    <style:style style:name="P38" style:family="paragraph" style:parent-style-name="Standard" style:master-page-name="Standard">
      <style:paragraph-properties fo:text-align="center" style:justify-single-word="false" style:page-number="auto"/>
      <style:text-properties fo:font-size="20pt" officeooo:rsid="0016aece" officeooo:paragraph-rsid="0016aece" style:font-size-asian="20pt" style:font-size-complex="20pt"/>
    </style:style>
    <style:style style:name="P39"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40" style:family="paragraph" style:parent-style-name="Text_20_body">
      <style:text-properties officeooo:rsid="00451ba8" officeooo:paragraph-rsid="004b61b1"/>
    </style:style>
    <style:style style:name="P41" style:family="paragraph" style:parent-style-name="Text_20_body" style:list-style-name="L1">
      <style:paragraph-properties fo:text-align="justify" style:justify-single-word="false"/>
      <style:text-properties officeooo:rsid="0038b0ca" officeooo:paragraph-rsid="0038b0ca"/>
    </style:style>
    <style:style style:name="P42" style:family="paragraph" style:parent-style-name="Text_20_body" style:list-style-name="L1">
      <style:paragraph-properties fo:text-align="justify" style:justify-single-word="false"/>
      <style:text-properties officeooo:rsid="0038f002" officeooo:paragraph-rsid="0038f002"/>
    </style:style>
    <style:style style:name="P43" style:family="paragraph" style:parent-style-name="Text_20_body" style:list-style-name="L1">
      <style:paragraph-properties fo:text-align="justify" style:justify-single-word="false"/>
      <style:text-properties officeooo:rsid="0038f002" officeooo:paragraph-rsid="0039f9c0"/>
    </style:style>
    <style:style style:name="P44" style:family="paragraph" style:parent-style-name="Text_20_body" style:list-style-name="L1">
      <style:paragraph-properties fo:text-align="justify" style:justify-single-word="false"/>
      <style:text-properties officeooo:rsid="0039f9c0" officeooo:paragraph-rsid="0039f9c0"/>
    </style:style>
    <style:style style:name="P45" style:family="paragraph" style:parent-style-name="Text_20_body">
      <style:text-properties officeooo:rsid="00199263" officeooo:paragraph-rsid="002c4c79"/>
    </style:style>
    <style:style style:name="P46" style:family="paragraph" style:parent-style-name="Text_20_body">
      <style:text-properties officeooo:rsid="00199263" officeooo:paragraph-rsid="001aecb3"/>
    </style:style>
    <style:style style:name="P47" style:family="paragraph" style:parent-style-name="Text_20_body">
      <style:text-properties officeooo:rsid="001f2bab" officeooo:paragraph-rsid="001d798f"/>
    </style:style>
    <style:style style:name="P48" style:family="paragraph" style:parent-style-name="Heading_20_1">
      <style:text-properties officeooo:rsid="0018d3c2"/>
    </style:style>
    <style:style style:name="P49" style:family="paragraph" style:parent-style-name="Heading_20_1" style:master-page-name="First_20_Page">
      <style:paragraph-properties style:page-number="auto"/>
      <style:text-properties officeooo:rsid="0018d3c2" officeooo:paragraph-rsid="0018d3c2"/>
    </style:style>
    <style:style style:name="P50" style:family="paragraph" style:parent-style-name="Heading_20_1" style:master-page-name="First_20_Page">
      <style:paragraph-properties style:page-number="auto"/>
      <style:text-properties officeooo:rsid="001922ac" officeooo:paragraph-rsid="001922ac"/>
    </style:style>
    <style:style style:name="P51" style:family="paragraph" style:parent-style-name="Heading_20_1" style:master-page-name="First_20_Page">
      <style:paragraph-properties style:page-number="auto"/>
      <style:text-properties officeooo:rsid="00199263" officeooo:paragraph-rsid="00199263"/>
    </style:style>
    <style:style style:name="P52" style:family="paragraph" style:parent-style-name="Heading_20_1" style:master-page-name="First_20_Page">
      <style:paragraph-properties style:page-number="auto"/>
      <style:text-properties officeooo:rsid="001b948a" officeooo:paragraph-rsid="001b948a"/>
    </style:style>
    <style:style style:name="P53" style:family="paragraph" style:parent-style-name="Heading_20_1" style:master-page-name="First_20_Page">
      <style:paragraph-properties style:page-number="auto"/>
      <style:text-properties officeooo:rsid="001d798f" officeooo:paragraph-rsid="001d798f"/>
    </style:style>
    <style:style style:name="P54" style:family="paragraph" style:parent-style-name="Heading_20_1" style:master-page-name="First_20_Page">
      <style:paragraph-properties style:page-number="auto"/>
      <style:text-properties officeooo:rsid="001fbc70" officeooo:paragraph-rsid="001fbc70"/>
    </style:style>
    <style:style style:name="P55" style:family="paragraph" style:parent-style-name="Heading_20_1" style:master-page-name="First_20_Page">
      <style:paragraph-properties style:page-number="auto"/>
      <style:text-properties officeooo:rsid="00340715" officeooo:paragraph-rsid="00340715"/>
    </style:style>
    <style:style style:name="P56" style:family="paragraph" style:parent-style-name="Heading_20_1" style:master-page-name="First_20_Page">
      <style:paragraph-properties fo:text-align="center" style:justify-single-word="false" style:page-number="auto"/>
      <style:text-properties officeooo:rsid="003582ca" officeooo:paragraph-rsid="003582ca"/>
    </style:style>
    <style:style style:name="P57" style:family="paragraph" style:parent-style-name="Heading_20_2">
      <style:text-properties officeooo:paragraph-rsid="001d798f"/>
    </style:style>
    <style:style style:name="P58" style:family="paragraph" style:parent-style-name="Heading_20_2">
      <style:text-properties officeooo:rsid="001f2bab" officeooo:paragraph-rsid="001f2bab"/>
    </style:style>
    <style:style style:name="P59" style:family="paragraph" style:parent-style-name="Heading_20_2">
      <style:text-properties officeooo:rsid="001fbc70"/>
    </style:style>
    <style:style style:name="P60" style:family="paragraph" style:parent-style-name="Heading_20_2">
      <style:text-properties officeooo:rsid="001fbc70" officeooo:paragraph-rsid="001fbc70"/>
    </style:style>
    <style:style style:name="P61" style:family="paragraph" style:parent-style-name="Heading_20_3">
      <style:text-properties officeooo:rsid="001d798f" officeooo:paragraph-rsid="001d798f"/>
    </style:style>
    <style:style style:name="P62" style:family="paragraph" style:parent-style-name="Heading_20_3">
      <style:text-properties officeooo:rsid="002d7bf6" officeooo:paragraph-rsid="002d7bf6"/>
    </style:style>
    <style:style style:name="P63" style:family="paragraph" style:parent-style-name="Contents_20_Heading" style:master-page-name="First_20_Page">
      <style:paragraph-properties style:page-number="auto"/>
    </style:style>
    <style:style style:name="T1" style:family="text">
      <style:text-properties officeooo:rsid="00199263"/>
    </style:style>
    <style:style style:name="T2" style:family="text">
      <style:text-properties officeooo:rsid="001aecb3"/>
    </style:style>
    <style:style style:name="T3" style:family="text">
      <style:text-properties fo:font-variant="normal" fo:text-transform="none" fo:color="#000000" style:font-name="Times New Roman1" fo:font-size="14pt" fo:letter-spacing="normal" fo:font-style="normal" fo:font-weight="normal" officeooo:rsid="001aecb3"/>
    </style:style>
    <style:style style:name="T4" style:family="text">
      <style:text-properties fo:font-variant="normal" fo:text-transform="none" fo:color="#000000" style:font-name="Times New Roman1" fo:font-size="14pt" fo:letter-spacing="normal" fo:font-style="normal" fo:font-weight="normal" officeooo:rsid="00199263"/>
    </style:style>
    <style:style style:name="T5" style:family="text">
      <style:text-properties officeooo:rsid="001d798f"/>
    </style:style>
    <style:style style:name="T6" style:family="text">
      <style:text-properties officeooo:rsid="001f2bab"/>
    </style:style>
    <style:style style:name="T7" style:family="text">
      <style:text-properties officeooo:rsid="001fbc70"/>
    </style:style>
    <style:style style:name="T8" style:family="text">
      <style:text-properties officeooo:rsid="0021704e"/>
    </style:style>
    <style:style style:name="T9" style:family="text">
      <style:text-properties officeooo:rsid="002c52f3"/>
    </style:style>
    <style:style style:name="T10" style:family="text">
      <style:text-properties officeooo:rsid="002d0983"/>
    </style:style>
    <style:style style:name="T11" style:family="text">
      <style:text-properties officeooo:rsid="002d7bf6"/>
    </style:style>
    <style:style style:name="T12" style:family="text">
      <style:text-properties officeooo:rsid="002e1a51"/>
    </style:style>
    <style:style style:name="T13" style:family="text">
      <style:text-properties officeooo:rsid="002e3d17"/>
    </style:style>
    <style:style style:name="T14" style:family="text">
      <style:text-properties officeooo:rsid="002f60b1"/>
    </style:style>
    <style:style style:name="T15" style:family="text">
      <style:text-properties officeooo:rsid="003024d4"/>
    </style:style>
    <style:style style:name="T16" style:family="text">
      <style:text-properties officeooo:rsid="00321d3d"/>
    </style:style>
    <style:style style:name="T17" style:family="text">
      <style:text-properties officeooo:rsid="00322efb"/>
    </style:style>
    <style:style style:name="T18" style:family="text">
      <style:text-properties officeooo:rsid="003582ca"/>
    </style:style>
    <style:style style:name="T19" style:family="text">
      <style:text-properties officeooo:rsid="00383c51"/>
    </style:style>
    <style:style style:name="T20" style:family="text">
      <style:text-properties officeooo:rsid="0038b0ca"/>
    </style:style>
    <style:style style:name="T21" style:family="text">
      <style:text-properties officeooo:rsid="003ba37b"/>
    </style:style>
    <style:style style:name="T22" style:family="text">
      <style:text-properties officeooo:rsid="003cd52f"/>
    </style:style>
    <style:style style:name="T23" style:family="text">
      <style:text-properties officeooo:rsid="003ebc20"/>
    </style:style>
    <style:style style:name="T24" style:family="text">
      <style:text-properties officeooo:rsid="003ec063"/>
    </style:style>
    <style:style style:name="T25" style:family="text">
      <style:text-properties officeooo:rsid="00420b94"/>
    </style:style>
    <style:style style:name="T26" style:family="text">
      <style:text-properties officeooo:rsid="00439fc9"/>
    </style:style>
    <style:style style:name="T27" style:family="text">
      <style:text-properties officeooo:rsid="00451ba8"/>
    </style:style>
    <style:style style:name="T28" style:family="text">
      <style:text-properties officeooo:rsid="0049db86"/>
    </style:style>
    <style:style style:name="T29" style:family="text">
      <style:text-properties officeooo:rsid="004a6f35"/>
    </style:style>
    <style:style style:name="T30" style:family="text">
      <style:text-properties officeooo:rsid="004b61b1"/>
    </style:style>
    <style:style style:name="fr1" style:family="graphic" style:parent-style-name="Frame">
      <style:graphic-properties style:vertical-pos="top" style:vertical-rel="paragraph-content" style:horizontal-pos="center" style:horizontal-rel="paragraph-content"/>
    </style:style>
    <style:style style:name="fr2" style:family="graphic" style:parent-style-name="Frame">
      <style:graphic-properties style:vertical-pos="from-top" style:vertical-rel="paragraph" style:horizontal-pos="center" style:horizontal-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a"/>
      </text:sequence-decls>
      <text:p text:style-name="P38">TALLINNA POLÜTEHNIKUM</text:p>
      <text:p text:style-name="P4">IT ja telekommunikatsioon erialaosakond</text:p>
      <text:p text:style-name="P1"/>
      <text:p text:style-name="P1"/>
      <text:p text:style-name="P1"/>
      <text:p text:style-name="P1"/>
      <text:p text:style-name="P1"/>
      <text:p text:style-name="P7">Keijo Kapp</text:p>
      <text:p text:style-name="P1"/>
      <text:p text:style-name="P10">Admeturbe nõuete rakendamine <text:span text:style-name="T29">Isikut Tõendavate Dokumentide</text:span> andmereistri näitel</text:p>
      <text:p text:style-name="P1"/>
      <text:p text:style-name="P1"/>
      <text:p text:style-name="P8">Lõputöö</text:p>
      <text:p text:style-name="P1"/>
      <text:p text:style-name="P1"/>
      <text:p text:style-name="P1"/>
      <text:p text:style-name="P9">ARVUTID JA ARVUTIVÄRGUD</text:p>
      <text:p text:style-name="P1"/>
      <text:p text:style-name="P9">PA-12A</text:p>
      <text:p text:style-name="P1"/>
      <text:p text:style-name="P1"/>
      <text:p text:style-name="P5">Juhendaja: ...</text:p>
      <text:p text:style-name="P1"/>
      <text:p text:style-name="P1"/>
      <text:p text:style-name="P1"/>
      <text:p text:style-name="P1"/>
      <text:p text:style-name="P1"/>
      <text:p text:style-name="P6">Tallinn 2015</text:p>
      <text:p text:style-name="P39">AUTORIDEKLARATSIOON</text:p>
      <text:p text:style-name="Standard"/>
      <text:p text:style-name="Standard">Deklareerin, et käesolev lõputöö, mis on minu iseseisva töö tulemus, on esitatud Tallinna Polütehnikumi lõputunnistuse taotlemiseks Arvutid ja arvutivõrgud erialal. Lõputöö alusel ei ole varem eriala lõputunnistust taotletud.</text:p>
      <text:p text:style-name="Standard"/>
      <text:p text:style-name="Standard"/>
      <text:p text:style-name="P2">Autor Keijo Kapp …...................................</text:p>
      <text:p text:style-name="P2"><text:s text:c="37"/>(allkiri ja kuupäev)</text:p>
      <text:p text:style-name="P2"/>
      <text:p text:style-name="P2"/>
      <text:p text:style-name="P2"/>
      <text:p text:style-name="P2">Töö vastab kehtivatele nõuetele.</text:p>
      <text:p text:style-name="P2"/>
      <text:p text:style-name="P2"/>
      <text:p text:style-name="P2"/>
      <text:p text:style-name="P2">Juhendaja ..................................</text:p>
      <text:p text:style-name="P2"><text:s text:c="20"/>(allkiri ja kuupäev)</text:p>
      <text:p text:style-name="P3"/>
      <text:p text:style-name="P3"/>
      <text:p text:style-name="P3"/>
      <text:p text:style-name="P3">Juhendaja ..................................</text:p>
      <text:p text:style-name="P3"><text:s text:c="20"/>(allkiri ja kuupäev)</text:p>
      <text:p text:style-name="P37"/>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3">Sisukord</text:p>
          </text:index-title>
          <text:p text:style-name="P35"><text:a xlink:type="simple" xlink:href="#__RefHeading__295_1302403536" text:style-name="Index_20_Link" text:visited-style-name="Index_20_Link">Lühendid ja terminid<text:tab/>5</text:a></text:p>
          <text:p text:style-name="P35"><text:a xlink:type="simple" xlink:href="#__RefHeading__297_1302403536" text:style-name="Index_20_Link" text:visited-style-name="Index_20_Link">Sissejuhatus<text:tab/>6</text:a></text:p>
          <text:p text:style-name="P35"><text:a xlink:type="simple" xlink:href="#__RefHeading__299_1302403536" text:style-name="Index_20_Link" text:visited-style-name="Index_20_Link">1. Lahenduse tellijast …<text:tab/>7</text:a></text:p>
          <text:p text:style-name="P35"><text:a xlink:type="simple" xlink:href="#__RefHeading__301_1302403536" text:style-name="Index_20_Link" text:visited-style-name="Index_20_Link">2. Lahendatav probleem<text:tab/>8</text:a></text:p>
          <text:p text:style-name="P35"><text:a xlink:type="simple" xlink:href="#__RefHeading__303_1302403536" text:style-name="Index_20_Link" text:visited-style-name="Index_20_Link">3. Projekteerimine (v planeerimine?)<text:tab/>9</text:a></text:p>
          <text:p text:style-name="P34"><text:a xlink:type="simple" xlink:href="#__RefHeading__305_1302403536" text:style-name="Index_20_Link" text:visited-style-name="Index_20_Link">3.1. Nõuete analüüs<text:tab/>9</text:a></text:p>
          <text:p text:style-name="P31"><text:a xlink:type="simple" xlink:href="#__RefHeading__307_1302403536" text:style-name="Index_20_Link" text:visited-style-name="Index_20_Link">3.1.1 Funktsionaalne vaade<text:tab/>9</text:a></text:p>
          <text:p text:style-name="P31"><text:a xlink:type="simple" xlink:href="#__RefHeading__309_1302403536" text:style-name="Index_20_Link" text:visited-style-name="Index_20_Link">3.1.2 Ajaline vaade<text:tab/>9</text:a></text:p>
          <text:p text:style-name="P31"><text:a xlink:type="simple" xlink:href="#__RefHeading__311_1302403536" text:style-name="Index_20_Link" text:visited-style-name="Index_20_Link">3.1.3 [misiganes] vaade<text:tab/>9</text:a></text:p>
          <text:p text:style-name="P34"><text:a xlink:type="simple" xlink:href="#__RefHeading__313_1302403536" text:style-name="Index_20_Link" text:visited-style-name="Index_20_Link">3.2. Arendusmudel<text:tab/>9</text:a></text:p>
          <text:p text:style-name="P34"><text:a xlink:type="simple" xlink:href="#__RefHeading__315_1302403536" text:style-name="Index_20_Link" text:visited-style-name="Index_20_Link">3.3. Kasutatavad tehnoloogiad<text:tab/>9</text:a></text:p>
          <text:p text:style-name="P31"><text:a xlink:type="simple" xlink:href="#__RefHeading__317_1302403536" text:style-name="Index_20_Link" text:visited-style-name="Index_20_Link">3.3.1 PHP<text:tab/>10</text:a></text:p>
          <text:p text:style-name="P31"><text:a xlink:type="simple" xlink:href="#__RefHeading__319_1302403536" text:style-name="Index_20_Link" text:visited-style-name="Index_20_Link">3.3.2 dababaasiüllitis<text:tab/>10</text:a></text:p>
          <text:p text:style-name="P31"><text:a xlink:type="simple" xlink:href="#__RefHeading__321_1302403536" text:style-name="Index_20_Link" text:visited-style-name="Index_20_Link">3.3.3 Symfony<text:tab/>10</text:a></text:p>
          <text:p text:style-name="P35"><text:a xlink:type="simple" xlink:href="#__RefHeading__323_1302403536" text:style-name="Index_20_Link" text:visited-style-name="Index_20_Link">4. Töö teostus<text:tab/>11</text:a></text:p>
          <text:p text:style-name="P34"><text:a xlink:type="simple" xlink:href="#__RefHeading__325_1302403536" text:style-name="Index_20_Link" text:visited-style-name="Index_20_Link">4.1. Andmebaasi toimingute teostamine<text:tab/>11</text:a></text:p>
          <text:p text:style-name="P31"><text:a xlink:type="simple" xlink:href="#__RefHeading__327_1302403536" text:style-name="Index_20_Link" text:visited-style-name="Index_20_Link">4.1.3. Tabel 1<text:tab/>11</text:a></text:p>
          <text:p text:style-name="P34"><text:a xlink:type="simple" xlink:href="#__RefHeading__329_1302403536" text:style-name="Index_20_Link" text:visited-style-name="Index_20_Link">4.2. Failide struktuuri loomine<text:tab/>11</text:a></text:p>
          <text:p text:style-name="P34"><text:a xlink:type="simple" xlink:href="#__RefHeading__331_1302403536" text:style-name="Index_20_Link" text:visited-style-name="Index_20_Link">4.3. Arendamine<text:tab/>12</text:a></text:p>
          <text:p text:style-name="P31"><text:a xlink:type="simple" xlink:href="#__RefHeading__333_1302403536" text:style-name="Index_20_Link" text:visited-style-name="Index_20_Link">4.3.1. Toiming 1<text:tab/>12</text:a></text:p>
          <text:p text:style-name="P31"><text:a xlink:type="simple" xlink:href="#__RefHeading__335_1302403536" text:style-name="Index_20_Link" text:visited-style-name="Index_20_Link">4.3.1. Toiming 2<text:tab/>12</text:a></text:p>
          <text:p text:style-name="P34"><text:a xlink:type="simple" xlink:href="#__RefHeading__337_1302403536" text:style-name="Index_20_Link" text:visited-style-name="Index_20_Link">4.3. Testimine<text:tab/>12</text:a></text:p>
          <text:p text:style-name="P35"><text:a xlink:type="simple" xlink:href="#__RefHeading__339_1302403536" text:style-name="Index_20_Link" text:visited-style-name="Index_20_Link">5. Töö väljastamine kliendile<text:tab/>13</text:a></text:p>
          <text:p text:style-name="P34"><text:a xlink:type="simple" xlink:href="#__RefHeading__341_1302403536" text:style-name="Index_20_Link" text:visited-style-name="Index_20_Link">5.1. Kliendipoolne testimine<text:tab/>13</text:a></text:p>
          <text:p text:style-name="P34"><text:a xlink:type="simple" xlink:href="#__RefHeading__343_1302403536" text:style-name="Index_20_Link" text:visited-style-name="Index_20_Link">5.2. Töö viimine tootmiskeskkonda (“laivi”)<text:tab/>13</text:a></text:p>
          <text:p text:style-name="P35"><text:soft-page-break/><text:a xlink:type="simple" xlink:href="#__RefHeading__345_1302403536" text:style-name="Index_20_Link" text:visited-style-name="Index_20_Link">6. Tehtud töö tulevik<text:tab/>14</text:a></text:p>
          <text:p text:style-name="P35"><text:a xlink:type="simple" xlink:href="#__RefHeading__347_1302403536" text:style-name="Index_20_Link" text:visited-style-name="Index_20_Link">Kokkuvõte<text:tab/>15</text:a></text:p>
          <text:p text:style-name="P35"><text:a xlink:type="simple" xlink:href="#__RefHeading__349_1302403536" text:style-name="Index_20_Link" text:visited-style-name="Index_20_Link">Allikad<text:tab/>16</text:a></text:p>
          <text:p text:style-name="P35"><text:a xlink:type="simple" xlink:href="#__RefHeading__351_1302403536" text:style-name="Index_20_Link" text:visited-style-name="Index_20_Link">Lisad<text:tab/>17</text:a></text:p>
        </text:index-body>
      </text:table-of-content>
      <text:h text:style-name="P48" text:outline-level="1"/>
      <text:h text:style-name="P49" text:outline-level="1"><text:bookmark-start text:name="__RefHeading__295_1302403536"/>Lühendid ja terminid<text:bookmark-end text:name="__RefHeading__295_1302403536"/></text:h>
      <text:p text:style-name="P11"/>
      <text:p text:style-name="P25">JSON – JavaScript Object Notation – <text:span text:style-name="T25">standard andmete hoidmiseks ja edastamiseks tekstikujul</text:span></text:p>
      <text:p text:style-name="P25">JSONB – JSON Binary – binaarne struktueeritud JSON vorm</text:p>
      <text:p text:style-name="P26">ISKE – Peamiselt Eesti avaliku sektori infovaradel kasutatav <text:span text:style-name="T26">k</text:span>olmeastmeline etalonturbe süsteem</text:p>
      <text:p text:style-name="P27">SK – Sertifitseerimiskeskus AS – <text:span text:style-name="T28">peamiselt krüptograafiliste võtmete sertifitseerimisteenust pakkuv ettevõte.</text:span></text:p>
      <text:p text:style-name="P28">MID – Mobiil-ID – mugavusteenus, mis võimaldab autentida ja digiallkirjastada dokumente mobiiltelefoni abil.</text:p>
      <text:h text:style-name="P50" text:outline-level="1"><text:bookmark-start text:name="__RefHeading__297_1302403536"/>Sissejuhatus<text:bookmark-end text:name="__RefHeading__297_1302403536"/></text:h>
      <text:p text:style-name="P29">Ees<text:span text:style-name="T27">ti isikut tõendavate dokumentide (ITD) andmeregister on tulevane infosüsteem, mis hakkab hoidma infot kõigide Eestis kasutusel olevate isikut tõendavate dokumentide kohta. Algselt on ITD andmeregister loodud eelkõige praeguse Mobiil-ID (MID) menetluskeskkonna arendamiseks.</text:span></text:p>
      <text:p text:style-name="P29"/>
      <text:p text:style-name="P40">Hetkel on suurem osa dokumentide kohta käivast UUSISes, kuid mitte kõik. Näiteks Mobiil-ID kohta käiv info on MID nimelises infosüsteemis.</text:p>
      <text:h text:style-name="P51" text:outline-level="1"><text:bookmark-start text:name="__RefHeading__299_1302403536"/>1. <text:span text:style-name="T30">Siseministeeriumi Infotehno</text:span> …<text:bookmark-end text:name="__RefHeading__299_1302403536"/></text:h>
      <text:p text:style-name="P45"/>
      <text:h text:style-name="P51" text:outline-level="1"><text:bookmark-start text:name="__RefHeading__301_1302403536"/>2. Lahendatav probleem<text:bookmark-end text:name="__RefHeading__301_1302403536"/></text:h>
      <text:p text:style-name="P46"/>
      <text:h text:style-name="P52" text:outline-level="1"><text:bookmark-start text:name="__RefHeading__303_1302403536"/>3. Projekteerimine <text:span text:style-name="T5">(v planeerimine?)</text:span><text:bookmark-end text:name="__RefHeading__303_1302403536"/></text:h>
      <text:h text:style-name="Heading_20_2" text:outline-level="2"><text:bookmark-start text:name="__RefHeading__305_1302403536"/>3.1. <text:span text:style-name="T5">Nõuete analüüs</text:span><text:bookmark-end text:name="__RefHeading__305_1302403536"/></text:h>
      <text:h text:style-name="P57" text:outline-level="2"><text:bookmark-start text:name="__RefHeading__313_1302403536"/>3.<text:span text:style-name="T5">2</text:span>. <text:span text:style-name="T5">Arendusmudel</text:span><text:bookmark-end text:name="__RefHeading__313_1302403536"/></text:h>
      <text:h text:style-name="P57" text:outline-level="2"><text:bookmark-start text:name="__RefHeading__315_1302403536"/>3.<text:span text:style-name="T5">3</text:span>. <text:span text:style-name="T5">Kasutatavad tehnoloogiad</text:span><text:bookmark-end text:name="__RefHeading__315_1302403536"/></text:h>
      <text:p text:style-name="P18">Ma ei usu, et siia alla läheb keskkond, milles töö teostati (IDE, serveri stack), aga ma pole kindel, kuhu selle võiks kirjutada.</text:p>
      <text:h text:style-name="P61" text:outline-level="3"><text:bookmark-start text:name="__RefHeading__317_1302403536"/>3.3.1 PHP<text:bookmark-end text:name="__RefHeading__317_1302403536"/></text:h>
      <text:p text:style-name="P14">Peamiselt serveripoolseks veebiarenduseks mõeldud skriptimiskeel... kõik see litsentside, eeliste jms asi sinna juurde</text:p>
      <text:h text:style-name="P61" text:outline-level="3"><text:bookmark-start text:name="__RefHeading__319_1302403536"/>3.3.2 dababaasiüllitis<text:bookmark-end text:name="__RefHeading__319_1302403536"/></text:h>
      <text:p text:style-name="P14">Oeh, tundub, et mul tuleb PostgreSQLiga tegemist</text:p>
      <text:h text:style-name="P61" text:outline-level="3"><text:bookmark-start text:name="__RefHeading__321_1302403536"/>3.3.3 Symfony<text:bookmark-end text:name="__RefHeading__321_1302403536"/></text:h>
      <text:p text:style-name="P14">Gigasuur PHP platvormi<text:span text:style-name="T11">l</text:span> ja PHP<text:span text:style-name="T12">'ga veebiarenduse tarbeks</text:span> <text:span text:style-name="T12">loodud</text:span> raamistik koos 100k+ erineva komponendiga, mida mul tõenäoliselt kunagi vaja ei lähe, </text:p>
      <text:p text:style-name="P14"/>
      <text:p text:style-name="P14">/* see peaktükk (3.) Peaks võtma vähemalt 4 lehte, tõenäoliselt <text:span text:style-name="T11">palju rohkem</text:span>*/</text:p>
      <text:h text:style-name="P53" text:outline-level="1"><text:bookmark-start text:name="__RefHeading__323_1302403536"/>4. <text:span text:style-name="T6">Töö teostus</text:span><text:bookmark-end text:name="__RefHeading__323_1302403536"/></text:h>
      <text:p text:style-name="P47"/>
      <text:h text:style-name="P58" text:outline-level="2"><text:bookmark-start text:name="__RefHeading__337_1302403536"/>4.3. Testimine<text:bookmark-end text:name="__RefHeading__337_1302403536"/></text:h>
      <text:p text:style-name="P15">Arendajapoolne testimine... ei oska midagi erilist välja tuua. Siin tuleks kirjutada, kuidas arendaja veendus et süsteem tööta<text:span text:style-name="T11">b</text:span> õigesti, st nii nagu nõuete analüüsis kirjas + <text:span text:style-name="T7">mingil määral nii nagu inimlikkuse seisukohalt võiks eeldada.</text:span></text:p>
      <text:p text:style-name="P15"><text:span text:style-name="T20">Siia peaks minema</text:span> <text:span text:style-name="T7">igasugune tootja (ehk ss arendava ettevõtte) -poolne testimine, sh test-tiimi tegevused. Kuigi see ei ole enam lõputöö autori asi, peaks tal siiski olema ettekujutus, kuidas lahendust edaspidi testitakse tootjaorganisatsiooni-siseselt.</text:span></text:p>
      <text:h text:style-name="P54" text:outline-level="1"><text:bookmark-start text:name="__RefHeading__339_1302403536"/>5. Töö väljastamine kliendile<text:bookmark-end text:name="__RefHeading__339_1302403536"/></text:h>
      <text:p text:style-name="P16">Siia peaks minema toote üleandmisel kliendiga toimunud kommunikatsioon <text:span text:style-name="T16">ja toimingud</text:span>. Vb on kliendil mingeid kommentaare, mis tasuksid üles märkimist. Kas klient oli rahul (ma arvan, et ka see on oluline üles märkida) ning põhjused? Tihtipeale võib klient olla väga õnnelik ootustest paremini tehtud töö üle v pettunud oodatust halvema tulemuse pärast. <text:span text:style-name="T17">Viimasel juhul tasuks märkimist, miks see nii läks.</text:span></text:p>
      <text:h text:style-name="P59" text:outline-level="2"><text:bookmark-start text:name="__RefHeading__341_1302403536"/>5.1. Kliendipoolne testimine<text:bookmark-end text:name="__RefHeading__341_1302403536"/></text:h>
      <text:h text:style-name="P60" text:outline-level="2"><text:bookmark-start text:name="__RefHeading__343_1302403536"/>5.2. Töö viimine tootmiskeskkonda (“laivi”)<text:bookmark-end text:name="__RefHeading__343_1302403536"/></text:h>
      <text:p text:style-name="P16">Arvatavasti tegeleb ka sellega töö autor.</text:p>
      <text:h text:style-name="P54" text:outline-level="1"><text:bookmark-start text:name="__RefHeading__345_1302403536"/>6. Tehtud töö tulevik<text:bookmark-end text:name="__RefHeading__345_1302403536"/></text:h>
      <text:p text:style-name="P16">Kas edaspidi peab veel selle tööga tegelema/<text:span text:style-name="T24">kas tegeletakse</text:span>? Nt haldamine, kasutajatugi. Kas, kuidas ja mis tingimustel tööd edasi arendatakse, sh bugfiximine?</text:p>
      <text:h text:style-name="P54" text:outline-level="1"><text:bookmark-start text:name="__RefHeading__347_1302403536"/>Kokkuvõte<text:bookmark-end text:name="__RefHeading__347_1302403536"/></text:h>
      <text:p text:style-name="P16">Ausalt öeldes pole mul <text:span text:style-name="T23">ideid</text:span>, mida siia võiks kirjutada. Minu arvates on üsna jabur kirjutada seda, mis on juba eespool <text:span text:style-name="T17">suhteliselt samade sõnadega</text:span> kirjutatud ja ma arvan, et eespool *peaks* olema kõik oluline ja ka vähem oluline kirjutatud.</text:p>
      <text:p text:style-name="P16">Näitena kasutatavas lõputöös on siin välja toodud töö struktuur, mille mina paigaldaksin “Sissejuhatus” pealkirja alla. Vb aitab selle kokkuvõttesse kirjutamine paremini tööd uuesti läbi mõelda ning parandusi teha, aga lugeja seisukohalt tundub minu arvates ebapraktiline</text:p>
      <text:p text:style-name="P16">… <text:span text:style-name="T8">samas tuleb siinkohal eraldada “lõputöö” (ehk kirjutatav dokument) ning valmistatud lahendus (“Töö”). Lahenduse struktuuri (etappide) väljatoomine võiks minu arvates isegi sobida kokkuvõttesse.</text:span></text:p>
      <text:p text:style-name="P24">Ahjaa, kuidas lõputöö tegemine üldiselt läks (graafikus püsimine)</text:p>
      <text:h text:style-name="P55" text:outline-level="1"><text:bookmark-start text:name="__RefHeading__349_1302403536"/>Allikad<text:bookmark-end text:name="__RefHeading__349_1302403536"/></text:h>
      <text:p text:style-name="P23">Autor (aasta). pealkiri [link]</text:p>
      <text:p text:style-name="P23"/>
      <text:h text:style-name="P56" text:outline-level="1"><text:bookmark-start text:name="__RefHeading__351_1302403536"/>Lisad<text:bookmark-end text:name="__RefHeading__351_1302403536"/></text:h>
      <text:p text:style-name="P22">“Esimese lisa ette võib paigutada lehe pealkirjaga „Lisad“ ja esitada sellel lisade pealkirjade loetelu.” <text:span text:style-name="T18">(Tallinna Polütehnikum vms, 2012).</text:span></text:p>
      <text:p text:style-name="P20">Pealkirja kõrgust, suurust jms pole juhendis määratud <text:span text:style-name="T22">(minu teada)</text:span>, seega peaks praegune kõrgus jms sobima (seda oli mugav tekstiredaktoris teha).</text:p>
      <text:p text:style-name="P30"><draw:frame draw:style-name="fr1" draw:name="Frame2" text:anchor-type="paragraph" svg:width="6.5035in" svg:height="4.9102in" draw:z-index="0"><draw:text-box><text:p text:style-name="P36">Lisa <text:sequence text:ref-name="refLisa0" text:name="Lisa" text:formula="ooow:Lisa+1" style:num-format="1">1</text:sequence> <text:span text:style-name="T21">TODO</text:span></text:p><text:p text:style-name="P21">// <text:span text:style-name="T20">TODO:</text:span></text:p><text:list xml:id="list6580085299619977726" text:style-name="L1"><text:list-item><text:p text:style-name="P41">Jutumärgid</text:p></text:list-item><text:list-item><text:p text:style-name="P41">Mis ulatuses tuleks lõputöö tegemist kirjeldada, st pole vist mõtet seletada, kuidas toimib töö tegemiseks kasutatav arvuti kõvaketas.</text:p></text:list-item><text:list-item><text:p text:style-name="P41">Tundub, et peatükke on juurde vaja... kas see on hea mõte?</text:p><text:list><text:list-item><text:p text:style-name="P42">Töö tegemisel tekkinud probleemid, ehk mida autor õppis töö tegemise käigus</text:p></text:list-item><text:list-item><text:p text:style-name="P43">Erinevate tasemete kasutatavate süsteemide kirjeldus, nt võib olla puutun töö tegemise tõttu kokku serverite haldusega, tarkvara paigaldamisega või ss “uudsete, üliheade ja ülikiirete” JS teekidega, mis kõik arendaja eest ära teevad jms.</text:p></text:list-item><text:list-item><text:p text:style-name="P44">Võibolla ei peaks sissejuhatuses kõigest kirjutama, mis seal praegu on.</text:p></text:list-item><text:list-item><text:p text:style-name="P44">Üsna kindlasti on midagi väga olulist puudu... </text:p></text:list-item></text:list></text:list-item></text:list></draw:text-box></draw:frame><draw:frame draw:style-name="fr2" draw:name="Frame3" text:anchor-type="paragraph" svg:y="5.3602in" svg:width="6.5161in" draw:z-index="1"><draw:text-box fo:min-height="0.311in"><text:p text:style-name="P36">Lisa <text:sequence text:ref-name="refLisa1" text:name="Lisa" text:formula="ooow:Lisa+1" style:num-format="1">2</text:sequence> Kood0</text:p><text:p text:style-name="P33">Kood.... </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1" svg:font-family="'Times New 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0098in" style:type="center"/>
          <style:tab-stop style:position="6.0201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0098in" style:type="center"/>
          <style:tab-stop style:position="6.0201in" style:type="righ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02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2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272in" style:type="right" style:leader-style="dotted" style:leader-text="."/>
        </style:tab-stops>
      </style:paragraph-properties>
    </style:style>
    <style:style style:name="Lisa" style:family="paragraph" style:parent-style-name="Caption"/>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none" style:vertical-pos="top" style:vertical-rel="paragraph-content" style:horizontal-pos="center" style:horizontal-rel="paragraph-content" fo:background-color="transparent" style:background-transparency="100%" draw:fill="solid" fo:padding="0.0591in" fo:border="0.06pt solid #000000" style:shadow="none" draw:shadow-opacity="100%">
        <style:background-imag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in" fo:margin-bottom="1in" fo:margin-left="1.248in" fo:margin-right="1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2.8744in" fo:margin-bottom="1in" fo:margin-left="1.248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Title_20_Page" style:display-name="Title Page" style:page-layout-name="Mpm3" style:next-style-name="Firs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8T12:07:21.748835790</meta:creation-date>
    <dc:date>2015-12-02T15:08:34.920401775</dc:date>
    <meta:editing-duration>PT8H51M11S</meta:editing-duration>
    <meta:editing-cycles>56</meta:editing-cycles>
    <meta:generator>LibreOffice/4.2.8.2$Linux_X86_64 LibreOffice_project/420m0$Build-2</meta:generator>
    <meta:document-statistic meta:table-count="0" meta:image-count="0" meta:object-count="0" meta:page-count="16" meta:paragraph-count="103" meta:word-count="815" meta:character-count="6092" meta:non-whitespace-character-count="5298"/>
  </office:meta>
</office:document-meta>
</file>